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6pt" fo:font-weight="bold" officeooo:rsid="00092849" officeooo:paragraph-rsid="00092849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bold" officeooo:rsid="00092849" officeooo:paragraph-rsid="00092849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a92a5" officeooo:paragraph-rsid="000a92a5" style:font-size-asian="13pt" style:font-weight-asian="bold" style:font-size-complex="13pt" style:font-weight-complex="bold"/>
    </style:style>
    <style:style style:name="P4" style:family="paragraph" style:parent-style-name="Standard">
      <loext:graphic-properties draw:fill="none"/>
      <style:paragraph-properties fo:margin-left="-0.101cm" fo:margin-right="0cm" fo:text-indent="0cm" style:auto-text-indent="false" fo:background-color="transparent"/>
      <style:text-properties officeooo:paragraph-rsid="000b7f9a"/>
    </style:style>
    <style:style style:name="P5" style:family="paragraph" style:parent-style-name="Standard" style:master-page-name="">
      <style:paragraph-properties style:page-number="auto"/>
      <style:text-properties officeooo:paragraph-rsid="000b7f9a"/>
    </style:style>
    <style:style style:name="T1" style:family="text">
      <style:text-properties officeooo:rsid="000a92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Elektrisch</text:p>
      <text:p text:style-name="Standard">- Die Solarpaneele sind mit einem Überspannungsschutz gegen Blitzeinschlag gesichert.</text:p>
      <text:p text:style-name="Standard">- Die parralelgeschalteten Solarpaneele sind durch eine Sperrdiode geschützt damit der Strom nicht in die andere Reihenschaltung fliesst.</text:p>
      <text:p text:style-name="Standard">- Direkt nach den Solarmodulen ist ein Leistungsschalter in der Garage angebracht damit die Solarspannung schon vor Ort vom Netz genommen werden kann.</text:p>
      <text:p text:style-name="Standard">- Die Solaranschlussleitung im <text:span text:style-name="T1">K</text:span>eller hat ebenfalls ein Leistungsschalter damit auch im Keller die Solarspannung getrennt werden kann.</text:p>
      <text:p text:style-name="Standard">- Der Solarladeregler hat einen Verpolungsschutz, Überlastschutz und einen Temperaturschutz und schaltet bei sonstigen Fehlern ebenfalls automatisch ab.</text:p>
      <text:p text:style-name="Standard">- Der Batteriemonitor überwacht die Batteriespannung, den Lade- und Entladestrom sowie die Mittelpunktspannung und die Temperatur der Batteriebank.</text:p>
      <text:p text:style-name="Standard">- Der Wechselrichter hat einen Überspannungsschutz, Unterspannungsschutz und eine Temperaturüberwachung</text:p>
      <text:p text:style-name="Standard">- Die Batterien haben ein integriertes Batteriemanagementsystem. Dieses schützt jede einzelne Batterie vor Überspannung, Unterspannung, Übertemperatur und Untertemperatur unter 0 Grad Celsius</text:p>
      <text:p text:style-name="Standard">- Ausserdem schützt das Batteriemanagementsystem auch vor Kurzschluss</text:p>
      <text:p text:style-name="Standard">- Die Batteriebank ist durch einen Leistungstrennschalter vom System trennbar.</text:p>
      <text:p text:style-name="Standard">- Der Anschluss der Batteriebank ist durch eine 100A Sicherung vom System abgesichert.</text:p>
      <text:p text:style-name="Standard">- Die Netzumschakt-Relais Schaltung und die Versorgungsspannung der Batterieüberwachung ist durch eine 1A Sicherung gegen Kurzschluss abgesichert.</text:p>
      <text:p text:style-name="Standard">- Der Ausgang des Wechselrichters ist durch eine FI-Sicherung gegen Fehlerströme abgesichert.</text:p>
      <text:p text:style-name="Standard">- Der Ausgang des Wechselrichters ist über eine Leistungsüberwachung via Wifi vom Netz per Ferne trennbar.</text:p>
      <text:p text:style-name="Standard">- Das komplette System sendet seine Zustandsdaten zu einer Haussteuerung (IoBroker)</text:p>
      <text:p text:style-name="Standard">- Ein E-Ink Display zeigt alle wichtigen Systemdaten und Statistiken an.</text:p>
      <text:p text:style-name="P5">- Die Anschlüsse mit höherer Spannung sind Fingersicher abgedeckt.</text:p>
      <text:p text:style-name="P4"><text:s/></text:p>
      <text:p text:style-name="P3">Sonstiges</text:p>
      <text:p text:style-name="Standard">- Die Schaltung ist feuerfest auf einer Fermacellplatte montiert.</text:p>
      <text:p text:style-name="Standard">- Im Kellerraum ist ein Feuermelder angebracht.</text:p>
      <text:p text:style-name="Standard">- Ausserdem ist in etwas Entfernung ein spezieller Sonderlöscher für Lithium-Ionen-Akkus angebrach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rsid="00092849" officeooo:paragraph-rsid="00092849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1.512cm" fo:margin-right="1.0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cherheitsaspekt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5T14:14:21.384000000</meta:creation-date>
    <dc:date>2022-12-25T14:38:47.868000000</dc:date>
    <meta:editing-duration>PT4M6S</meta:editing-duration>
    <meta:editing-cycles>1</meta:editing-cycles>
    <meta:document-statistic meta:table-count="0" meta:image-count="0" meta:object-count="0" meta:page-count="1" meta:paragraph-count="24" meta:word-count="275" meta:character-count="2148" meta:non-whitespace-character-count="1895"/>
    <meta:generator>LibreOffice/7.0.3.1$Windows_X86_64 LibreOffice_project/d7547858d014d4cf69878db179d326fc3483e082</meta:generator>
  </office:meta>
</office:document-meta>
</file>